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135.46mm" svg:y="9.22mm">
            <draw:object draw:notify-on-update-of-ranges="Sheet1.B2:Sheet1.B2 Sheet1.B3:Sheet1.B13 Sheet1.C2:Sheet1.C2 Sheet1.C3:Sheet1.C13 Sheet1.D2:Sheet1.D2 Sheet1.D3:Sheet1.D13 Sheet1.E2:Sheet1.E2 Sheet1.E3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6.07mm" svg:y="108.56mm">
            <draw:object draw:notify-on-update-of-ranges="Sheet1.B24:Sheet1.B24 Sheet1.B25:Sheet1.B35 Sheet1.C24:Sheet1.C24 Sheet1.C25:Sheet1.C35 Sheet1.D24:Sheet1.D24 Sheet1.D25:Sheet1.D35 Sheet1.E24:Sheet1.E24 Sheet1.E25:Sheet1.E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35.64mm" svg:y="207.92mm">
            <draw:object draw:notify-on-update-of-ranges="Sheet1.B46:Sheet1.B46 Sheet1.B47:Sheet1.B57 Sheet1.C46:Sheet1.C46 Sheet1.C47:Sheet1.C57 Sheet1.D46:Sheet1.D46 Sheet1.D47:Sheet1.D57 Sheet1.E46:Sheet1.E46 Sheet1.E47:Sheet1.E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35.36mm" svg:y="312.83mm">
            <draw:object draw:notify-on-update-of-ranges="Sheet1.B69:Sheet1.B69 Sheet1.B70:Sheet1.B80 Sheet1.C69:Sheet1.C69 Sheet1.C70:Sheet1.C80 Sheet1.D69:Sheet1.D69 Sheet1.D70:Sheet1.D80 Sheet1.E69:Sheet1.E69 Sheet1.E70:Sheet1.E8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5.35mm" svg:y="414.03mm">
            <draw:object draw:notify-on-update-of-ranges="Sheet1.B92:Sheet1.B92 Sheet1.B93:Sheet1.B103 Sheet1.C92:Sheet1.C92 Sheet1.C93:Sheet1.C103 Sheet1.D92:Sheet1.D92 Sheet1.D93:Sheet1.D103 Sheet1.E92:Sheet1.E92 Sheet1.E93:Sheet1.E1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35.36mm" svg:y="515.77mm">
            <draw:object draw:notify-on-update-of-ranges="Sheet1.B115:Sheet1.B115 Sheet1.B116:Sheet1.B126 Sheet1.C115:Sheet1.C115 Sheet1.C116:Sheet1.C126 Sheet1.D115:Sheet1.D115 Sheet1.D116:Sheet1.D126 Sheet1.E115:Sheet1.E115 Sheet1.E116:Sheet1.E12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andom Benchmark</text:p>
          </table:table-cell>
          <table:covered-table-cell/>
          <table:table-cell office:value-type="string" calcext:value-type="string">
            <text:p>Seed=984992033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9.28" calcext:value-type="float">
            <text:p>1839.28</text:p>
          </table:table-cell>
          <table:table-cell office:value-type="float" office:value="1974.46" calcext:value-type="float">
            <text:p>1974.4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85.62" calcext:value-type="float">
            <text:p>1685.62</text:p>
          </table:table-cell>
          <table:table-cell office:value-type="float" office:value="1930.01" calcext:value-type="float">
            <text:p>1930.0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20.82" calcext:value-type="float">
            <text:p>1720.82</text:p>
          </table:table-cell>
          <table:table-cell office:value-type="float" office:value="1784" calcext:value-type="float">
            <text:p>1784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8.55" calcext:value-type="float">
            <text:p>1788.55</text:p>
          </table:table-cell>
          <table:table-cell office:value-type="float" office:value="1770.17" calcext:value-type="float">
            <text:p>1770.17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83.55" calcext:value-type="float">
            <text:p>1783.55</text:p>
          </table:table-cell>
          <table:table-cell office:value-type="float" office:value="1809.28" calcext:value-type="float">
            <text:p>1809.2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51.79" calcext:value-type="float">
            <text:p>1751.79</text:p>
          </table:table-cell>
          <table:table-cell office:value-type="float" office:value="1740.92" calcext:value-type="float">
            <text:p>1740.92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2.31" calcext:value-type="float">
            <text:p>1782.31</text:p>
          </table:table-cell>
          <table:table-cell office:value-type="float" office:value="1717.51" calcext:value-type="float">
            <text:p>1717.51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22.26" calcext:value-type="float">
            <text:p>1722.26</text:p>
          </table:table-cell>
          <table:table-cell office:value-type="float" office:value="1740.69" calcext:value-type="float">
            <text:p>1740.6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6.92" calcext:value-type="float">
            <text:p>1716.92</text:p>
          </table:table-cell>
          <table:table-cell office:value-type="float" office:value="1730.96" calcext:value-type="float">
            <text:p>1730.96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1.52" calcext:value-type="float">
            <text:p>1731.52</text:p>
          </table:table-cell>
          <table:table-cell office:value-type="float" office:value="1768" calcext:value-type="float">
            <text:p>1768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71.28" calcext:value-type="float">
            <text:p>1671.28</text:p>
          </table:table-cell>
          <table:table-cell office:value-type="float" office:value="1709.09" calcext:value-type="float">
            <text:p>1709.09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744.85" calcext:value-type="float">
            <text:p>1744.85</text:p>
          </table:table-cell>
          <table:table-cell office:value-type="float" office:value="1779.55" calcext:value-type="float">
            <text:p>1779.55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Stack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7.19" calcext:value-type="float">
            <text:p>2417.19</text:p>
          </table:table-cell>
          <table:table-cell office:value-type="float" office:value="2425.76" calcext:value-type="float">
            <text:p>2425.76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5.86" calcext:value-type="float">
            <text:p>2415.86</text:p>
          </table:table-cell>
          <table:table-cell office:value-type="float" office:value="2412.87" calcext:value-type="float">
            <text:p>2412.87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08.54" calcext:value-type="float">
            <text:p>2408.54</text:p>
          </table:table-cell>
          <table:table-cell office:value-type="float" office:value="2425.88" calcext:value-type="float">
            <text:p>2425.88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28.24" calcext:value-type="float">
            <text:p>2428.24</text:p>
          </table:table-cell>
          <table:table-cell office:value-type="float" office:value="2416.53" calcext:value-type="float">
            <text:p>2416.53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7.57" calcext:value-type="float">
            <text:p>2407.57</text:p>
          </table:table-cell>
          <table:table-cell office:value-type="float" office:value="2412.06" calcext:value-type="float">
            <text:p>2412.06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20.8" calcext:value-type="float">
            <text:p>2420.8</text:p>
          </table:table-cell>
          <table:table-cell office:value-type="float" office:value="2424.54" calcext:value-type="float">
            <text:p>2424.54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13.89" calcext:value-type="float">
            <text:p>2413.89</text:p>
          </table:table-cell>
          <table:table-cell office:value-type="float" office:value="2410.82" calcext:value-type="float">
            <text:p>2410.82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12.13" calcext:value-type="float">
            <text:p>2412.13</text:p>
          </table:table-cell>
          <table:table-cell office:value-type="float" office:value="2438.06" calcext:value-type="float">
            <text:p>2438.06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22.54" calcext:value-type="float">
            <text:p>2422.54</text:p>
          </table:table-cell>
          <table:table-cell office:value-type="float" office:value="2427.52" calcext:value-type="float">
            <text:p>2427.52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5.08" calcext:value-type="float">
            <text:p>2405.08</text:p>
          </table:table-cell>
          <table:table-cell office:value-type="float" office:value="2435.9" calcext:value-type="float">
            <text:p>2435.9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21.5" calcext:value-type="float">
            <text:p>2421.5</text:p>
          </table:table-cell>
          <table:table-cell office:value-type="float" office:value="2431.14" calcext:value-type="float">
            <text:p>2431.14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415.76" calcext:value-type="float">
            <text:p>2415.76</text:p>
          </table:table-cell>
          <table:table-cell office:value-type="float" office:value="2423.73" calcext:value-type="float">
            <text:p>2423.73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rime Strid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25.5" calcext:value-type="float">
            <text:p>15725.5</text:p>
          </table:table-cell>
          <table:table-cell office:value-type="float" office:value="4150.07" calcext:value-type="float">
            <text:p>4150.07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942.4" calcext:value-type="float">
            <text:p>15942.4</text:p>
          </table:table-cell>
          <table:table-cell office:value-type="float" office:value="4143.52" calcext:value-type="float">
            <text:p>4143.5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28.3" calcext:value-type="float">
            <text:p>15628.3</text:p>
          </table:table-cell>
          <table:table-cell office:value-type="float" office:value="4166.13" calcext:value-type="float">
            <text:p>4166.1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583.2" calcext:value-type="float">
            <text:p>15583.2</text:p>
          </table:table-cell>
          <table:table-cell office:value-type="float" office:value="4151.58" calcext:value-type="float">
            <text:p>4151.5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59.5" calcext:value-type="float">
            <text:p>16959.5</text:p>
          </table:table-cell>
          <table:table-cell office:value-type="float" office:value="4146.12" calcext:value-type="float">
            <text:p>4146.12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35.5" calcext:value-type="float">
            <text:p>15835.5</text:p>
          </table:table-cell>
          <table:table-cell office:value-type="float" office:value="4140.48" calcext:value-type="float">
            <text:p>4140.48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25.7" calcext:value-type="float">
            <text:p>16925.7</text:p>
          </table:table-cell>
          <table:table-cell office:value-type="float" office:value="4154.73" calcext:value-type="float">
            <text:p>4154.73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71.7" calcext:value-type="float">
            <text:p>17971.7</text:p>
          </table:table-cell>
          <table:table-cell office:value-type="float" office:value="4146.44" calcext:value-type="float">
            <text:p>4146.44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13.2" calcext:value-type="float">
            <text:p>17013.2</text:p>
          </table:table-cell>
          <table:table-cell office:value-type="float" office:value="4147.41" calcext:value-type="float">
            <text:p>4147.4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.3" calcext:value-type="float">
            <text:p>15799.3</text:p>
          </table:table-cell>
          <table:table-cell office:value-type="float" office:value="4145.91" calcext:value-type="float">
            <text:p>4145.91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755.4" calcext:value-type="float">
            <text:p>15755.4</text:p>
          </table:table-cell>
          <table:table-cell office:value-type="float" office:value="4139.99" calcext:value-type="float">
            <text:p>4139.99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6285.4" calcext:value-type="float">
            <text:p>16285.4</text:p>
          </table:table-cell>
          <table:table-cell office:value-type="float" office:value="4148.4" calcext:value-type="float">
            <text:p>4148.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re Free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93.15" calcext:value-type="float">
            <text:p>2793.15</text:p>
          </table:table-cell>
          <table:table-cell office:value-type="float" office:value="2510.69" calcext:value-type="float">
            <text:p>2510.6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92.82" calcext:value-type="float">
            <text:p>2792.82</text:p>
          </table:table-cell>
          <table:table-cell office:value-type="float" office:value="2517.62" calcext:value-type="float">
            <text:p>2517.62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92.8" calcext:value-type="float">
            <text:p>2792.8</text:p>
          </table:table-cell>
          <table:table-cell office:value-type="float" office:value="2513.06" calcext:value-type="float">
            <text:p>2513.06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.93" calcext:value-type="float">
            <text:p>2784.93</text:p>
          </table:table-cell>
          <table:table-cell office:value-type="float" office:value="2512.3" calcext:value-type="float">
            <text:p>2512.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87.24" calcext:value-type="float">
            <text:p>2787.24</text:p>
          </table:table-cell>
          <table:table-cell office:value-type="float" office:value="2507.61" calcext:value-type="float">
            <text:p>2507.61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6.22" calcext:value-type="float">
            <text:p>2786.22</text:p>
          </table:table-cell>
          <table:table-cell office:value-type="float" office:value="2509.99" calcext:value-type="float">
            <text:p>2509.9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83.18" calcext:value-type="float">
            <text:p>2783.18</text:p>
          </table:table-cell>
          <table:table-cell office:value-type="float" office:value="2512.28" calcext:value-type="float">
            <text:p>2512.28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6.37" calcext:value-type="float">
            <text:p>2796.37</text:p>
          </table:table-cell>
          <table:table-cell office:value-type="float" office:value="2514.9" calcext:value-type="float">
            <text:p>2514.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93.3" calcext:value-type="float">
            <text:p>2793.3</text:p>
          </table:table-cell>
          <table:table-cell office:value-type="float" office:value="2513.89" calcext:value-type="float">
            <text:p>2513.89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510.93" calcext:value-type="float">
            <text:p>2510.93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88.82" calcext:value-type="float">
            <text:p>2788.82</text:p>
          </table:table-cell>
          <table:table-cell office:value-type="float" office:value="2519.04" calcext:value-type="float">
            <text:p>2519.04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789.26" calcext:value-type="float">
            <text:p>2789.26</text:p>
          </table:table-cell>
          <table:table-cell office:value-type="float" office:value="2512.94" calcext:value-type="float">
            <text:p>2512.94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Full Defrag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22.43" calcext:value-type="float">
            <text:p>1822.43</text:p>
          </table:table-cell>
          <table:table-cell office:value-type="float" office:value="1847.76" calcext:value-type="float">
            <text:p>1847.76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24.08" calcext:value-type="float">
            <text:p>1824.08</text:p>
          </table:table-cell>
          <table:table-cell office:value-type="float" office:value="1846.39" calcext:value-type="float">
            <text:p>1846.3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1.07" calcext:value-type="float">
            <text:p>1821.07</text:p>
          </table:table-cell>
          <table:table-cell office:value-type="float" office:value="1850.97" calcext:value-type="float">
            <text:p>1850.97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19.67" calcext:value-type="float">
            <text:p>1819.67</text:p>
          </table:table-cell>
          <table:table-cell office:value-type="float" office:value="1852.77" calcext:value-type="float">
            <text:p>1852.77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4.5" calcext:value-type="float">
            <text:p>1814.5</text:p>
          </table:table-cell>
          <table:table-cell office:value-type="float" office:value="1827.8" calcext:value-type="float">
            <text:p>1827.8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24.22" calcext:value-type="float">
            <text:p>1824.22</text:p>
          </table:table-cell>
          <table:table-cell office:value-type="float" office:value="1827.89" calcext:value-type="float">
            <text:p>1827.8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4.32" calcext:value-type="float">
            <text:p>1824.32</text:p>
          </table:table-cell>
          <table:table-cell office:value-type="float" office:value="1842.49" calcext:value-type="float">
            <text:p>1842.4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3.38" calcext:value-type="float">
            <text:p>1823.38</text:p>
          </table:table-cell>
          <table:table-cell office:value-type="float" office:value="1820.42" calcext:value-type="float">
            <text:p>1820.42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7.41" calcext:value-type="float">
            <text:p>1847.41</text:p>
          </table:table-cell>
          <table:table-cell office:value-type="float" office:value="1900.81" calcext:value-type="float">
            <text:p>1900.81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43.7" calcext:value-type="float">
            <text:p>1843.7</text:p>
          </table:table-cell>
          <table:table-cell office:value-type="float" office:value="1824.28" calcext:value-type="float">
            <text:p>1824.28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48.91" calcext:value-type="float">
            <text:p>1848.91</text:p>
          </table:table-cell>
          <table:table-cell office:value-type="float" office:value="1819.19" calcext:value-type="float">
            <text:p>1819.19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1828.52" calcext:value-type="float">
            <text:p>1828.52</text:p>
          </table:table-cell>
          <table:table-cell office:value-type="float" office:value="1841.89" calcext:value-type="float">
            <text:p>1841.89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Pure Allocation Benchmark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Run:</text:p>
          </table:table-cell>
          <table:table-cell table:style-name="ce2" office:value-type="string" calcext:value-type="string">
            <text:p>List:</text:p>
          </table:table-cell>
          <table:table-cell table:style-name="ce2" office:value-type="string" calcext:value-type="string">
            <text:p>Splay:</text:p>
          </table:table-cell>
          <table:table-cell table:style-name="ce2" office:value-type="string" calcext:value-type="string">
            <text:p>List Avg:</text:p>
          </table:table-cell>
          <table:table-cell table:style-name="ce2" office:value-type="string" calcext:value-type="string">
            <text:p>Splay Avg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619" calcext:value-type="float">
            <text:p>2.51619</text:p>
          </table:table-cell>
          <table:table-cell office:value-type="float" office:value="3.69721" calcext:value-type="float">
            <text:p>3.6972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7624" calcext:value-type="float">
            <text:p>2.47624</text:p>
          </table:table-cell>
          <table:table-cell office:value-type="float" office:value="3.79093" calcext:value-type="float">
            <text:p>3.79093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3053" calcext:value-type="float">
            <text:p>2.53053</text:p>
          </table:table-cell>
          <table:table-cell office:value-type="float" office:value="3.71411" calcext:value-type="float">
            <text:p>3.7141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0774" calcext:value-type="float">
            <text:p>2.50774</text:p>
          </table:table-cell>
          <table:table-cell office:value-type="float" office:value="3.80246" calcext:value-type="float">
            <text:p>3.80246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6114" calcext:value-type="float">
            <text:p>2.46114</text:p>
          </table:table-cell>
          <table:table-cell office:value-type="float" office:value="3.60681" calcext:value-type="float">
            <text:p>3.60681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5563" calcext:value-type="float">
            <text:p>2.55563</text:p>
          </table:table-cell>
          <table:table-cell office:value-type="float" office:value="3.67058" calcext:value-type="float">
            <text:p>3.6705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724" calcext:value-type="float">
            <text:p>2.4724</text:p>
          </table:table-cell>
          <table:table-cell office:value-type="float" office:value="4.11128" calcext:value-type="float">
            <text:p>4.1112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3642" calcext:value-type="float">
            <text:p>2.53642</text:p>
          </table:table-cell>
          <table:table-cell office:value-type="float" office:value="3.87774" calcext:value-type="float">
            <text:p>3.87774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7483" calcext:value-type="float">
            <text:p>2.57483</text:p>
          </table:table-cell>
          <table:table-cell office:value-type="float" office:value="3.76584" calcext:value-type="float">
            <text:p>3.76584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8085" calcext:value-type="float">
            <text:p>2.48085</text:p>
          </table:table-cell>
          <table:table-cell office:value-type="float" office:value="3.68082" calcext:value-type="float">
            <text:p>3.68082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7548" calcext:value-type="float">
            <text:p>2.47548</text:p>
          </table:table-cell>
          <table:table-cell office:value-type="float" office:value="3.64548" calcext:value-type="float">
            <text:p>3.64548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</table:table-row>
        <table:table-row table:style-name="ro1">
          <table:table-cell table:style-name="ce2" office:value-type="string" calcext:value-type="string">
            <text:p>Avg:</text:p>
          </table:table-cell>
          <table:table-cell office:value-type="float" office:value="2.50795" calcext:value-type="float">
            <text:p>2.50795</text:p>
          </table:table-cell>
          <table:table-cell office:value-type="float" office:value="3.7603" calcext:value-type="float">
            <text:p>3.76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20:58:26.6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40:37.538000000</meta:creation-date>
    <dc:date>2015-06-22T00:13:20.594000000</dc:date>
    <meta:editing-duration>PT3H31M41S</meta:editing-duration>
    <meta:editing-cycles>6</meta:editing-cycles>
    <meta:generator>LibreOffice/4.4.3.2$Windows_x86 LibreOffice_project/88805f81e9fe61362df02b9941de8e38a9b5fd16</meta:generator>
    <meta:document-statistic meta:table-count="1" meta:cell-count="38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44cm" svg:y="0.316cm" chart:style-name="ch2">
          <text:p>Random Benchmark</text:p>
        </chart:title>
        <chart:subtitle svg:x="3.026cm" svg:y="1.302cm" chart:style-name="ch3">
          <text:p>64MB Heap, Seed = 984992033240, 1000000 Operations</text:p>
        </chart:subtitle>
        <chart:legend chart:legend-position="end" svg:x="12.998cm" svg:y="3.47cm" style:legend-expansion="high" chart:style-name="ch4"/>
        <chart:plot-area chart:style-name="ch5" table:cell-range-address="Sheet1.B2:Sheet1.E13" chart:data-source-has-labels="row" svg:x="1.314cm" svg:y="2.155cm" svg:width="11.364cm" svg:height="5.701cm">
          <chartooo:coordinate-region svg:x="2.341cm" svg:y="2.35cm" svg:width="10.337cm" svg:height="4.867cm"/>
          <chart:axis chart:dimension="x" chart:name="primary-x" chart:style-name="ch6">
            <chart:title svg:x="6.648cm" svg:y="8.037cm" chart:style-name="ch7">
              <text:p>Run</text:p>
            </chart:title>
          </chart:axis>
          <chart:axis chart:dimension="y" chart:name="primary-y" chart:style-name="ch8">
            <chart:title svg:x="0.451cm" svg:y="5.759cm" chart:style-name="ch9">
              <text:p>Tims (ms)</text:p>
            </chart:title>
            <chart:grid chart:style-name="ch10" chart:class="major"/>
          </chart:axis>
          <chart:series chart:style-name="ch11" chart:values-cell-range-address="Sheet1.B3:Sheet1.B13" chart:label-cell-address="Sheet1.B2:Sheet1.B2" chart:class="chart:bar">
            <chart:data-point chart:repeated="11"/>
          </chart:series>
          <chart:series chart:style-name="ch12" chart:values-cell-range-address="Sheet1.C3:Sheet1.C13" chart:label-cell-address="Sheet1.C2:Sheet1.C2" chart:class="chart:bar">
            <chart:data-point chart:repeated="11"/>
          </chart:series>
          <chart:series chart:style-name="ch13" chart:values-cell-range-address="Sheet1.D3:Sheet1.D13" chart:label-cell-address="Sheet1.D2:Sheet1.D2" chart:class="chart:line">
            <chart:data-point chart:repeated="11"/>
          </chart:series>
          <chart:series chart:style-name="ch14" chart:values-cell-range-address="Sheet1.E3:Sheet1.E13" chart:label-cell-address="Sheet1.E2:Sheet1.E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:Sheet1.B2</svg:desc>
                </draw:g>
              </table:table-cell>
              <table:table-cell office:value-type="string">
                <text:p>Splay:</text:p>
                <draw:g>
                  <svg:desc>Sheet1.C2:Sheet1.C2</svg:desc>
                </draw:g>
              </table:table-cell>
              <table:table-cell office:value-type="string">
                <text:p>List Avg:</text:p>
                <draw:g>
                  <svg:desc>Sheet1.D2:Sheet1.D2</svg:desc>
                </draw:g>
              </table:table-cell>
              <table:table-cell office:value-type="string">
                <text:p>Splay Avg: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39.28">
                <text:p>1839.28</text:p>
                <draw:g>
                  <svg:desc>Sheet1.B3:Sheet1.B13</svg:desc>
                </draw:g>
              </table:table-cell>
              <table:table-cell office:value-type="float" office:value="1974.46">
                <text:p>1974.46</text:p>
                <draw:g>
                  <svg:desc>Sheet1.C3:Sheet1.C13</svg:desc>
                </draw:g>
              </table:table-cell>
              <table:table-cell office:value-type="float" office:value="1744.85">
                <text:p>1744.85</text:p>
                <draw:g>
                  <svg:desc>Sheet1.D3:Sheet1.D13</svg:desc>
                </draw:g>
              </table:table-cell>
              <table:table-cell office:value-type="float" office:value="1779.55">
                <text:p>1779.55</text:p>
                <draw:g>
                  <svg:desc>Sheet1.E3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85.62">
                <text:p>1685.62</text:p>
              </table:table-cell>
              <table:table-cell office:value-type="float" office:value="1930.01">
                <text:p>1930.0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.82">
                <text:p>1720.82</text:p>
              </table:table-cell>
              <table:table-cell office:value-type="float" office:value="1784">
                <text:p>1784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8.55">
                <text:p>1788.55</text:p>
              </table:table-cell>
              <table:table-cell office:value-type="float" office:value="1770.17">
                <text:p>1770.17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3.55">
                <text:p>1783.55</text:p>
              </table:table-cell>
              <table:table-cell office:value-type="float" office:value="1809.28">
                <text:p>1809.2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51.79">
                <text:p>1751.79</text:p>
              </table:table-cell>
              <table:table-cell office:value-type="float" office:value="1740.92">
                <text:p>1740.92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82.31">
                <text:p>1782.31</text:p>
              </table:table-cell>
              <table:table-cell office:value-type="float" office:value="1717.51">
                <text:p>1717.51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22.26">
                <text:p>1722.26</text:p>
              </table:table-cell>
              <table:table-cell office:value-type="float" office:value="1740.69">
                <text:p>1740.6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6.92">
                <text:p>1716.92</text:p>
              </table:table-cell>
              <table:table-cell office:value-type="float" office:value="1730.96">
                <text:p>1730.96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31.52">
                <text:p>1731.52</text:p>
              </table:table-cell>
              <table:table-cell office:value-type="float" office:value="1768">
                <text:p>1768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1.28">
                <text:p>1671.28</text:p>
              </table:table-cell>
              <table:table-cell office:value-type="float" office:value="1709.09">
                <text:p>1709.09</text:p>
              </table:table-cell>
              <table:table-cell office:value-type="float" office:value="1744.85">
                <text:p>1744.85</text:p>
              </table:table-cell>
              <table:table-cell office:value-type="float" office:value="1779.55">
                <text:p>1779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6cm" chart:style-name="ch2">
          <text:p>Stack Benchmark</text:p>
        </chart:title>
        <chart:subtitle svg:x="6.907cm" svg:y="1.302cm" chart:style-name="ch3">
          <text:p>64MB Heap</text:p>
        </chart:subtitle>
        <chart:legend chart:legend-position="end" svg:x="12.998cm" svg:y="3.47cm" style:legend-expansion="high" chart:style-name="ch4"/>
        <chart:plot-area chart:style-name="ch5" table:cell-range-address="Sheet1.B24:Sheet1.E35" chart:data-source-has-labels="row" svg:x="1.314cm" svg:y="2.155cm" svg:width="11.364cm" svg:height="5.701cm">
          <chartooo:coordinate-region svg:x="2.341cm" svg:y="2.35cm" svg:width="10.337cm" svg:height="4.867cm"/>
          <chart:axis chart:dimension="x" chart:name="primary-x" chart:style-name="ch6">
            <chart:title svg:x="6.648cm" svg:y="8.037cm" chart:style-name="ch7">
              <text:p>Run</text:p>
            </chart:title>
          </chart:axis>
          <chart:axis chart:dimension="y" chart:name="primary-y" chart:style-name="ch8">
            <chart:title svg:x="0.451cm" svg:y="5.768cm" chart:style-name="ch9">
              <text:p>Time (ms)</text:p>
            </chart:title>
            <chart:grid chart:style-name="ch10" chart:class="major"/>
          </chart:axis>
          <chart:series chart:style-name="ch11" chart:values-cell-range-address="Sheet1.B25:Sheet1.B35" chart:label-cell-address="Sheet1.B24:Sheet1.B24" chart:class="chart:bar">
            <chart:data-point chart:repeated="11"/>
          </chart:series>
          <chart:series chart:style-name="ch12" chart:values-cell-range-address="Sheet1.C25:Sheet1.C35" chart:label-cell-address="Sheet1.C24:Sheet1.C24" chart:class="chart:bar">
            <chart:data-point chart:repeated="11"/>
          </chart:series>
          <chart:series chart:style-name="ch13" chart:values-cell-range-address="Sheet1.D25:Sheet1.D35" chart:label-cell-address="Sheet1.D24:Sheet1.D24" chart:class="chart:line">
            <chart:data-point chart:repeated="11"/>
          </chart:series>
          <chart:series chart:style-name="ch14" chart:values-cell-range-address="Sheet1.E25:Sheet1.E35" chart:label-cell-address="Sheet1.E24:Sheet1.E24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24:Sheet1.B24</svg:desc>
                </draw:g>
              </table:table-cell>
              <table:table-cell office:value-type="string">
                <text:p>Splay:</text:p>
                <draw:g>
                  <svg:desc>Sheet1.C24:Sheet1.C24</svg:desc>
                </draw:g>
              </table:table-cell>
              <table:table-cell office:value-type="string">
                <text:p>List Avg:</text:p>
                <draw:g>
                  <svg:desc>Sheet1.D24:Sheet1.D24</svg:desc>
                </draw:g>
              </table:table-cell>
              <table:table-cell office:value-type="string">
                <text:p>Splay Avg:</text:p>
                <draw:g>
                  <svg:desc>Sheet1.E24:Sheet1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17.19">
                <text:p>2417.19</text:p>
                <draw:g>
                  <svg:desc>Sheet1.B25:Sheet1.B35</svg:desc>
                </draw:g>
              </table:table-cell>
              <table:table-cell office:value-type="float" office:value="2425.76">
                <text:p>2425.76</text:p>
                <draw:g>
                  <svg:desc>Sheet1.C25:Sheet1.C35</svg:desc>
                </draw:g>
              </table:table-cell>
              <table:table-cell office:value-type="float" office:value="2415.76">
                <text:p>2415.76</text:p>
                <draw:g>
                  <svg:desc>Sheet1.D25:Sheet1.D35</svg:desc>
                </draw:g>
              </table:table-cell>
              <table:table-cell office:value-type="float" office:value="2423.73">
                <text:p>2423.73</text:p>
                <draw:g>
                  <svg:desc>Sheet1.E25:Sheet1.E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5.86">
                <text:p>2415.86</text:p>
              </table:table-cell>
              <table:table-cell office:value-type="float" office:value="2412.87">
                <text:p>2412.87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08.54">
                <text:p>2408.54</text:p>
              </table:table-cell>
              <table:table-cell office:value-type="float" office:value="2425.88">
                <text:p>2425.88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28.24">
                <text:p>2428.24</text:p>
              </table:table-cell>
              <table:table-cell office:value-type="float" office:value="2416.53">
                <text:p>2416.53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7.57">
                <text:p>2407.57</text:p>
              </table:table-cell>
              <table:table-cell office:value-type="float" office:value="2412.06">
                <text:p>2412.06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20.8">
                <text:p>2420.8</text:p>
              </table:table-cell>
              <table:table-cell office:value-type="float" office:value="2424.54">
                <text:p>2424.54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13.89">
                <text:p>2413.89</text:p>
              </table:table-cell>
              <table:table-cell office:value-type="float" office:value="2410.82">
                <text:p>2410.82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12.13">
                <text:p>2412.13</text:p>
              </table:table-cell>
              <table:table-cell office:value-type="float" office:value="2438.06">
                <text:p>2438.06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22.54">
                <text:p>2422.54</text:p>
              </table:table-cell>
              <table:table-cell office:value-type="float" office:value="2427.52">
                <text:p>2427.52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5.08">
                <text:p>2405.08</text:p>
              </table:table-cell>
              <table:table-cell office:value-type="float" office:value="2435.9">
                <text:p>2435.9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1.5">
                <text:p>2421.5</text:p>
              </table:table-cell>
              <table:table-cell office:value-type="float" office:value="2431.14">
                <text:p>2431.14</text:p>
              </table:table-cell>
              <table:table-cell office:value-type="float" office:value="2415.76">
                <text:p>2415.76</text:p>
              </table:table-cell>
              <table:table-cell office:value-type="float" office:value="2423.73">
                <text:p>2423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47cm" svg:y="0.316cm" chart:style-name="ch2">
          <text:p>Prime Stride Benchmark</text:p>
        </chart:title>
        <chart:subtitle svg:x="6.907cm" svg:y="1.302cm" chart:style-name="ch3">
          <text:p>64MB Heap</text:p>
        </chart:subtitle>
        <chart:legend chart:legend-position="end" svg:x="12.998cm" svg:y="3.47cm" style:legend-expansion="high" chart:style-name="ch4"/>
        <chart:plot-area chart:style-name="ch5" table:cell-range-address="Sheet1.B46:Sheet1.E57" chart:data-source-has-labels="row" svg:x="1.314cm" svg:y="2.155cm" svg:width="11.364cm" svg:height="5.701cm">
          <chartooo:coordinate-region svg:x="2.535cm" svg:y="2.35cm" svg:width="10.143cm" svg:height="4.867cm"/>
          <chart:axis chart:dimension="x" chart:name="primary-x" chart:style-name="ch6">
            <chart:title svg:x="6.648cm" svg:y="8.037cm" chart:style-name="ch7">
              <text:p>Run</text:p>
            </chart:title>
          </chart:axis>
          <chart:axis chart:dimension="y" chart:name="primary-y" chart:style-name="ch8">
            <chart:title svg:x="0.451cm" svg:y="5.768cm" chart:style-name="ch9">
              <text:p>Time (ms)</text:p>
            </chart:title>
            <chart:grid chart:style-name="ch10" chart:class="major"/>
          </chart:axis>
          <chart:series chart:style-name="ch11" chart:values-cell-range-address="Sheet1.B47:Sheet1.B57" chart:label-cell-address="Sheet1.B46:Sheet1.B46" chart:class="chart:bar">
            <chart:data-point chart:repeated="11"/>
          </chart:series>
          <chart:series chart:style-name="ch12" chart:values-cell-range-address="Sheet1.C47:Sheet1.C57" chart:label-cell-address="Sheet1.C46:Sheet1.C46" chart:class="chart:bar">
            <chart:data-point chart:repeated="11"/>
          </chart:series>
          <chart:series chart:style-name="ch13" chart:values-cell-range-address="Sheet1.D47:Sheet1.D57" chart:label-cell-address="Sheet1.D46:Sheet1.D46" chart:class="chart:line">
            <chart:data-point chart:repeated="11"/>
          </chart:series>
          <chart:series chart:style-name="ch14" chart:values-cell-range-address="Sheet1.E47:Sheet1.E57" chart:label-cell-address="Sheet1.E46:Sheet1.E46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46:Sheet1.B46</svg:desc>
                </draw:g>
              </table:table-cell>
              <table:table-cell office:value-type="string">
                <text:p>Splay:</text:p>
                <draw:g>
                  <svg:desc>Sheet1.C46:Sheet1.C46</svg:desc>
                </draw:g>
              </table:table-cell>
              <table:table-cell office:value-type="string">
                <text:p>List Avg:</text:p>
                <draw:g>
                  <svg:desc>Sheet1.D46:Sheet1.D46</svg:desc>
                </draw:g>
              </table:table-cell>
              <table:table-cell office:value-type="string">
                <text:p>Splay Avg:</text:p>
                <draw:g>
                  <svg:desc>Sheet1.E46:Sheet1.E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25.5">
                <text:p>15725.5</text:p>
                <draw:g>
                  <svg:desc>Sheet1.B47:Sheet1.B57</svg:desc>
                </draw:g>
              </table:table-cell>
              <table:table-cell office:value-type="float" office:value="4150.07">
                <text:p>4150.07</text:p>
                <draw:g>
                  <svg:desc>Sheet1.C47:Sheet1.C57</svg:desc>
                </draw:g>
              </table:table-cell>
              <table:table-cell office:value-type="float" office:value="16285.4">
                <text:p>16285.4</text:p>
                <draw:g>
                  <svg:desc>Sheet1.D47:Sheet1.D57</svg:desc>
                </draw:g>
              </table:table-cell>
              <table:table-cell office:value-type="float" office:value="4148.4">
                <text:p>4148.4</text:p>
                <draw:g>
                  <svg:desc>Sheet1.E47:Sheet1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942.4">
                <text:p>15942.4</text:p>
              </table:table-cell>
              <table:table-cell office:value-type="float" office:value="4143.52">
                <text:p>4143.5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28.3">
                <text:p>15628.3</text:p>
              </table:table-cell>
              <table:table-cell office:value-type="float" office:value="4166.13">
                <text:p>4166.1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83.2">
                <text:p>15583.2</text:p>
              </table:table-cell>
              <table:table-cell office:value-type="float" office:value="4151.58">
                <text:p>4151.5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59.5">
                <text:p>16959.5</text:p>
              </table:table-cell>
              <table:table-cell office:value-type="float" office:value="4146.12">
                <text:p>4146.12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35.5">
                <text:p>15835.5</text:p>
              </table:table-cell>
              <table:table-cell office:value-type="float" office:value="4140.48">
                <text:p>4140.48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25.7">
                <text:p>16925.7</text:p>
              </table:table-cell>
              <table:table-cell office:value-type="float" office:value="4154.73">
                <text:p>4154.73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71.7">
                <text:p>17971.7</text:p>
              </table:table-cell>
              <table:table-cell office:value-type="float" office:value="4146.44">
                <text:p>4146.44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13.2">
                <text:p>17013.2</text:p>
              </table:table-cell>
              <table:table-cell office:value-type="float" office:value="4147.41">
                <text:p>4147.4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799.3">
                <text:p>15799.3</text:p>
              </table:table-cell>
              <table:table-cell office:value-type="float" office:value="4145.91">
                <text:p>4145.91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55.4">
                <text:p>15755.4</text:p>
              </table:table-cell>
              <table:table-cell office:value-type="float" office:value="4139.99">
                <text:p>4139.99</text:p>
              </table:table-cell>
              <table:table-cell office:value-type="float" office:value="16285.4">
                <text:p>16285.4</text:p>
              </table:table-cell>
              <table:table-cell office:value-type="float" office:value="4148.4">
                <text:p>4148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03cm" svg:y="0.316cm" chart:style-name="ch2">
          <text:p>Pure Free Benchmark</text:p>
        </chart:title>
        <chart:subtitle svg:x="6.907cm" svg:y="1.302cm" chart:style-name="ch3">
          <text:p>64MB Heap</text:p>
        </chart:subtitle>
        <chart:legend chart:legend-position="end" svg:x="12.998cm" svg:y="3.47cm" style:legend-expansion="high" chart:style-name="ch4"/>
        <chart:plot-area chart:style-name="ch5" table:cell-range-address="Sheet1.B69:Sheet1.E80" chart:data-source-has-labels="row" svg:x="1.314cm" svg:y="2.155cm" svg:width="11.364cm" svg:height="5.701cm">
          <chartooo:coordinate-region svg:x="2.341cm" svg:y="2.35cm" svg:width="10.337cm" svg:height="4.867cm"/>
          <chart:axis chart:dimension="x" chart:name="primary-x" chart:style-name="ch6">
            <chart:title svg:x="6.568cm" svg:y="8.037cm" chart:style-name="ch7">
              <text:p>Runs</text:p>
            </chart:title>
          </chart:axis>
          <chart:axis chart:dimension="y" chart:name="primary-y" chart:style-name="ch8">
            <chart:title svg:x="0.451cm" svg:y="5.768cm" chart:style-name="ch9">
              <text:p>Time (ms)</text:p>
            </chart:title>
            <chart:grid chart:style-name="ch10" chart:class="major"/>
          </chart:axis>
          <chart:series chart:style-name="ch11" chart:values-cell-range-address="Sheet1.B70:Sheet1.B80" chart:label-cell-address="Sheet1.B69:Sheet1.B69" chart:class="chart:bar">
            <chart:data-point chart:repeated="11"/>
          </chart:series>
          <chart:series chart:style-name="ch12" chart:values-cell-range-address="Sheet1.C70:Sheet1.C80" chart:label-cell-address="Sheet1.C69:Sheet1.C69" chart:class="chart:bar">
            <chart:data-point chart:repeated="11"/>
          </chart:series>
          <chart:series chart:style-name="ch13" chart:values-cell-range-address="Sheet1.D70:Sheet1.D80" chart:label-cell-address="Sheet1.D69:Sheet1.D69" chart:class="chart:line">
            <chart:data-point chart:repeated="11"/>
          </chart:series>
          <chart:series chart:style-name="ch14" chart:values-cell-range-address="Sheet1.E70:Sheet1.E80" chart:label-cell-address="Sheet1.E69:Sheet1.E69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69:Sheet1.B69</svg:desc>
                </draw:g>
              </table:table-cell>
              <table:table-cell office:value-type="string">
                <text:p>Splay:</text:p>
                <draw:g>
                  <svg:desc>Sheet1.C69:Sheet1.C69</svg:desc>
                </draw:g>
              </table:table-cell>
              <table:table-cell office:value-type="string">
                <text:p>List Avg:</text:p>
                <draw:g>
                  <svg:desc>Sheet1.D69:Sheet1.D69</svg:desc>
                </draw:g>
              </table:table-cell>
              <table:table-cell office:value-type="string">
                <text:p>Splay Avg:</text:p>
                <draw:g>
                  <svg:desc>Sheet1.E69:Sheet1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93.15">
                <text:p>2793.15</text:p>
                <draw:g>
                  <svg:desc>Sheet1.B70:Sheet1.B80</svg:desc>
                </draw:g>
              </table:table-cell>
              <table:table-cell office:value-type="float" office:value="2510.69">
                <text:p>2510.69</text:p>
                <draw:g>
                  <svg:desc>Sheet1.C70:Sheet1.C80</svg:desc>
                </draw:g>
              </table:table-cell>
              <table:table-cell office:value-type="float" office:value="2789.26">
                <text:p>2789.26</text:p>
                <draw:g>
                  <svg:desc>Sheet1.D70:Sheet1.D80</svg:desc>
                </draw:g>
              </table:table-cell>
              <table:table-cell office:value-type="float" office:value="2512.94">
                <text:p>2512.94</text:p>
                <draw:g>
                  <svg:desc>Sheet1.E70:Sheet1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2.82">
                <text:p>2792.82</text:p>
              </table:table-cell>
              <table:table-cell office:value-type="float" office:value="2517.62">
                <text:p>2517.62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2.8">
                <text:p>2792.8</text:p>
              </table:table-cell>
              <table:table-cell office:value-type="float" office:value="2513.06">
                <text:p>2513.06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4.93">
                <text:p>2784.93</text:p>
              </table:table-cell>
              <table:table-cell office:value-type="float" office:value="2512.3">
                <text:p>2512.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7.24">
                <text:p>2787.24</text:p>
              </table:table-cell>
              <table:table-cell office:value-type="float" office:value="2507.61">
                <text:p>2507.61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86.22">
                <text:p>2786.22</text:p>
              </table:table-cell>
              <table:table-cell office:value-type="float" office:value="2509.99">
                <text:p>2509.9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83.18">
                <text:p>2783.18</text:p>
              </table:table-cell>
              <table:table-cell office:value-type="float" office:value="2512.28">
                <text:p>2512.28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96.37">
                <text:p>2796.37</text:p>
              </table:table-cell>
              <table:table-cell office:value-type="float" office:value="2514.9">
                <text:p>2514.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3.3">
                <text:p>2793.3</text:p>
              </table:table-cell>
              <table:table-cell office:value-type="float" office:value="2513.89">
                <text:p>2513.89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83.07">
                <text:p>2783.07</text:p>
              </table:table-cell>
              <table:table-cell office:value-type="float" office:value="2510.93">
                <text:p>2510.93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88.82">
                <text:p>2788.82</text:p>
              </table:table-cell>
              <table:table-cell office:value-type="float" office:value="2519.04">
                <text:p>2519.04</text:p>
              </table:table-cell>
              <table:table-cell office:value-type="float" office:value="2789.26">
                <text:p>2789.26</text:p>
              </table:table-cell>
              <table:table-cell office:value-type="float" office:value="2512.94">
                <text:p>2512.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88cm" svg:y="0.316cm" chart:style-name="ch2">
          <text:p>Full Defrag Benchmark</text:p>
        </chart:title>
        <chart:subtitle svg:x="6.907cm" svg:y="1.302cm" chart:style-name="ch3">
          <text:p>64MB Heap</text:p>
        </chart:subtitle>
        <chart:legend chart:legend-position="end" svg:x="12.998cm" svg:y="3.47cm" style:legend-expansion="high" chart:style-name="ch4"/>
        <chart:plot-area chart:style-name="ch5" table:cell-range-address="Sheet1.B92:Sheet1.E103" chart:data-source-has-labels="row" svg:x="1.314cm" svg:y="2.155cm" svg:width="11.364cm" svg:height="5.701cm">
          <chartooo:coordinate-region svg:x="2.341cm" svg:y="2.35cm" svg:width="10.337cm" svg:height="4.867cm"/>
          <chart:axis chart:dimension="x" chart:name="primary-x" chart:style-name="ch6">
            <chart:title svg:x="6.568cm" svg:y="8.037cm" chart:style-name="ch7">
              <text:p>Runs</text:p>
            </chart:title>
          </chart:axis>
          <chart:axis chart:dimension="y" chart:name="primary-y" chart:style-name="ch8">
            <chart:title svg:x="0.451cm" svg:y="5.768cm" chart:style-name="ch9">
              <text:p>Time (ms)</text:p>
            </chart:title>
            <chart:grid chart:style-name="ch10" chart:class="major"/>
          </chart:axis>
          <chart:series chart:style-name="ch11" chart:values-cell-range-address="Sheet1.B93:Sheet1.B103" chart:label-cell-address="Sheet1.B92:Sheet1.B92" chart:class="chart:bar">
            <chart:data-point chart:repeated="11"/>
          </chart:series>
          <chart:series chart:style-name="ch12" chart:values-cell-range-address="Sheet1.C93:Sheet1.C103" chart:label-cell-address="Sheet1.C92:Sheet1.C92" chart:class="chart:bar">
            <chart:data-point chart:repeated="11"/>
          </chart:series>
          <chart:series chart:style-name="ch13" chart:values-cell-range-address="Sheet1.D93:Sheet1.D103" chart:label-cell-address="Sheet1.D92:Sheet1.D92" chart:class="chart:line">
            <chart:data-point chart:repeated="11"/>
          </chart:series>
          <chart:series chart:style-name="ch14" chart:values-cell-range-address="Sheet1.E93:Sheet1.E103" chart:label-cell-address="Sheet1.E92:Sheet1.E92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92:Sheet1.B92</svg:desc>
                </draw:g>
              </table:table-cell>
              <table:table-cell office:value-type="string">
                <text:p>Splay:</text:p>
                <draw:g>
                  <svg:desc>Sheet1.C92:Sheet1.C92</svg:desc>
                </draw:g>
              </table:table-cell>
              <table:table-cell office:value-type="string">
                <text:p>List Avg:</text:p>
                <draw:g>
                  <svg:desc>Sheet1.D92:Sheet1.D92</svg:desc>
                </draw:g>
              </table:table-cell>
              <table:table-cell office:value-type="string">
                <text:p>Splay Avg:</text:p>
                <draw:g>
                  <svg:desc>Sheet1.E92:Sheet1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2.43">
                <text:p>1822.43</text:p>
                <draw:g>
                  <svg:desc>Sheet1.B93:Sheet1.B103</svg:desc>
                </draw:g>
              </table:table-cell>
              <table:table-cell office:value-type="float" office:value="1847.76">
                <text:p>1847.76</text:p>
                <draw:g>
                  <svg:desc>Sheet1.C93:Sheet1.C103</svg:desc>
                </draw:g>
              </table:table-cell>
              <table:table-cell office:value-type="float" office:value="1828.52">
                <text:p>1828.52</text:p>
                <draw:g>
                  <svg:desc>Sheet1.D93:Sheet1.D103</svg:desc>
                </draw:g>
              </table:table-cell>
              <table:table-cell office:value-type="float" office:value="1841.89">
                <text:p>1841.89</text:p>
                <draw:g>
                  <svg:desc>Sheet1.E93:Sheet1.E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4.08">
                <text:p>1824.08</text:p>
              </table:table-cell>
              <table:table-cell office:value-type="float" office:value="1846.39">
                <text:p>1846.3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1.07">
                <text:p>1821.07</text:p>
              </table:table-cell>
              <table:table-cell office:value-type="float" office:value="1850.97">
                <text:p>1850.97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9.67">
                <text:p>1819.67</text:p>
              </table:table-cell>
              <table:table-cell office:value-type="float" office:value="1852.77">
                <text:p>1852.77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4.5">
                <text:p>1814.5</text:p>
              </table:table-cell>
              <table:table-cell office:value-type="float" office:value="1827.8">
                <text:p>1827.8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4.22">
                <text:p>1824.22</text:p>
              </table:table-cell>
              <table:table-cell office:value-type="float" office:value="1827.89">
                <text:p>1827.8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4.32">
                <text:p>1824.32</text:p>
              </table:table-cell>
              <table:table-cell office:value-type="float" office:value="1842.49">
                <text:p>1842.4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3.38">
                <text:p>1823.38</text:p>
              </table:table-cell>
              <table:table-cell office:value-type="float" office:value="1820.42">
                <text:p>1820.42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47.41">
                <text:p>1847.41</text:p>
              </table:table-cell>
              <table:table-cell office:value-type="float" office:value="1900.81">
                <text:p>1900.81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3.7">
                <text:p>1843.7</text:p>
              </table:table-cell>
              <table:table-cell office:value-type="float" office:value="1824.28">
                <text:p>1824.28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48.91">
                <text:p>1848.91</text:p>
              </table:table-cell>
              <table:table-cell office:value-type="float" office:value="1819.19">
                <text:p>1819.19</text:p>
              </table:table-cell>
              <table:table-cell office:value-type="float" office:value="1828.52">
                <text:p>1828.52</text:p>
              </table:table-cell>
              <table:table-cell office:value-type="float" office:value="1841.89">
                <text:p>1841.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92cm" svg:y="0.316cm" chart:style-name="ch2">
          <text:p>Pure Allocation Benchmark</text:p>
        </chart:title>
        <chart:subtitle svg:x="6.907cm" svg:y="1.302cm" chart:style-name="ch3">
          <text:p>64MB Heap</text:p>
        </chart:subtitle>
        <chart:legend chart:legend-position="end" svg:x="12.998cm" svg:y="3.47cm" style:legend-expansion="high" chart:style-name="ch4"/>
        <chart:plot-area chart:style-name="ch5" table:cell-range-address="Sheet1.B115:Sheet1.E126" chart:data-source-has-labels="row" svg:x="1.314cm" svg:y="2.155cm" svg:width="11.364cm" svg:height="5.701cm">
          <chartooo:coordinate-region svg:x="2.059cm" svg:y="2.35cm" svg:width="10.619cm" svg:height="4.867cm"/>
          <chart:axis chart:dimension="x" chart:name="primary-x" chart:style-name="ch6">
            <chart:title svg:x="6.568cm" svg:y="8.037cm" chart:style-name="ch7">
              <text:p>Runs</text:p>
            </chart:title>
          </chart:axis>
          <chart:axis chart:dimension="y" chart:name="primary-y" chart:style-name="ch8">
            <chart:title svg:x="0.451cm" svg:y="5.768cm" chart:style-name="ch9">
              <text:p>Time (ms)</text:p>
            </chart:title>
            <chart:grid chart:style-name="ch10" chart:class="major"/>
          </chart:axis>
          <chart:series chart:style-name="ch11" chart:values-cell-range-address="Sheet1.B116:Sheet1.B126" chart:label-cell-address="Sheet1.B115:Sheet1.B115" chart:class="chart:bar">
            <chart:data-point chart:repeated="11"/>
          </chart:series>
          <chart:series chart:style-name="ch12" chart:values-cell-range-address="Sheet1.C116:Sheet1.C126" chart:label-cell-address="Sheet1.C115:Sheet1.C115" chart:class="chart:bar">
            <chart:data-point chart:repeated="11"/>
          </chart:series>
          <chart:series chart:style-name="ch13" chart:values-cell-range-address="Sheet1.D116:Sheet1.D126" chart:label-cell-address="Sheet1.D115:Sheet1.D115" chart:class="chart:line">
            <chart:data-point chart:repeated="11"/>
          </chart:series>
          <chart:series chart:style-name="ch14" chart:values-cell-range-address="Sheet1.E116:Sheet1.E126" chart:label-cell-address="Sheet1.E115:Sheet1.E115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:</text:p>
                <draw:g>
                  <svg:desc>Sheet1.B115:Sheet1.B115</svg:desc>
                </draw:g>
              </table:table-cell>
              <table:table-cell office:value-type="string">
                <text:p>Splay:</text:p>
                <draw:g>
                  <svg:desc>Sheet1.C115:Sheet1.C115</svg:desc>
                </draw:g>
              </table:table-cell>
              <table:table-cell office:value-type="string">
                <text:p>List Avg:</text:p>
                <draw:g>
                  <svg:desc>Sheet1.D115:Sheet1.D115</svg:desc>
                </draw:g>
              </table:table-cell>
              <table:table-cell office:value-type="string">
                <text:p>Splay Avg:</text:p>
                <draw:g>
                  <svg:desc>Sheet1.E115:Sheet1.E1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1619">
                <text:p>2.51619</text:p>
                <draw:g>
                  <svg:desc>Sheet1.B116:Sheet1.B126</svg:desc>
                </draw:g>
              </table:table-cell>
              <table:table-cell office:value-type="float" office:value="3.69721">
                <text:p>3.69721</text:p>
                <draw:g>
                  <svg:desc>Sheet1.C116:Sheet1.C126</svg:desc>
                </draw:g>
              </table:table-cell>
              <table:table-cell office:value-type="float" office:value="2.50795">
                <text:p>2.50795</text:p>
                <draw:g>
                  <svg:desc>Sheet1.D116:Sheet1.D126</svg:desc>
                </draw:g>
              </table:table-cell>
              <table:table-cell office:value-type="float" office:value="3.7603">
                <text:p>3.7603</text:p>
                <draw:g>
                  <svg:desc>Sheet1.E116:Sheet1.E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7624">
                <text:p>2.47624</text:p>
              </table:table-cell>
              <table:table-cell office:value-type="float" office:value="3.79093">
                <text:p>3.79093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3053">
                <text:p>2.53053</text:p>
              </table:table-cell>
              <table:table-cell office:value-type="float" office:value="3.71411">
                <text:p>3.71411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0774">
                <text:p>2.50774</text:p>
              </table:table-cell>
              <table:table-cell office:value-type="float" office:value="3.80246">
                <text:p>3.80246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6114">
                <text:p>2.46114</text:p>
              </table:table-cell>
              <table:table-cell office:value-type="float" office:value="3.60681">
                <text:p>3.60681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5563">
                <text:p>2.55563</text:p>
              </table:table-cell>
              <table:table-cell office:value-type="float" office:value="3.67058">
                <text:p>3.6705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24">
                <text:p>2.4724</text:p>
              </table:table-cell>
              <table:table-cell office:value-type="float" office:value="4.11128">
                <text:p>4.1112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3642">
                <text:p>2.53642</text:p>
              </table:table-cell>
              <table:table-cell office:value-type="float" office:value="3.87774">
                <text:p>3.87774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7483">
                <text:p>2.57483</text:p>
              </table:table-cell>
              <table:table-cell office:value-type="float" office:value="3.76584">
                <text:p>3.76584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48085">
                <text:p>2.48085</text:p>
              </table:table-cell>
              <table:table-cell office:value-type="float" office:value="3.68082">
                <text:p>3.68082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7548">
                <text:p>2.47548</text:p>
              </table:table-cell>
              <table:table-cell office:value-type="float" office:value="3.64548">
                <text:p>3.64548</text:p>
              </table:table-cell>
              <table:table-cell office:value-type="float" office:value="2.50795">
                <text:p>2.50795</text:p>
              </table:table-cell>
              <table:table-cell office:value-type="float" office:value="3.7603">
                <text:p>3.76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